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57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  <style:text-properties fo:color="#ff3838" loext:opacity="100%"/>
    </style:style>
    <style:style style:name="P5" style:family="paragraph">
      <loext:graphic-properties draw:fill-color="#ffffff"/>
      <style:paragraph-properties style:writing-mode="lr-tb"/>
      <style:text-properties fo:color="#c9211e" loext:opacity="10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838" loext:opacity="100%"/>
    </style:style>
    <style:style style:name="T4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4.095cm" svg:x="0cm" svg:y="3.953cm" presentation:class="title" presentation:user-transformed="true">
          <draw:text-box>
            <text:p text:style-name="P1"><text:span text:style-name="T1">Poseidon Capital</text:span><text:span text:style-name="T1"><text:line-break/></text:span><text:span text:style-name="T1">Solutions</text:span><text:line-break/><text:span text:style-name="T2">Présentation du proj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576cm" svg:x="1cm" svg:y="0.376cm" presentation:class="title" presentation:user-transformed="true">
          <draw:text-box>
            <text:p text:style-name="P3"><text:span text:style-name="T1">Poseidon Cpital Solution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ntexte</text:p>
              </text:list-item>
              <text:list-item>
                <text:p>Solution Technique</text:p>
              </text:list-item>
              <text:list-item>
                <text:p>Fonctionnalités et Endpoints</text:p>
              </text:list-item>
              <text:list-item>
                <text:p>Sécurité</text:p>
              </text:list-item>
              <text:list-item>
                <text:p>L’application</text:p>
              </text:list-item>
              <text:list-item>
                <text:p>Conclusion</text:p>
              </text:list-item>
              <text:list-item>
                <text:p>Q&amp;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ontext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éer une application permettant de contrôler le contenu d’une base de donnée.</text:p>
                <text:p/>
              </text:list-item>
              <text:list-item>
                <text:p>Doit permettre une authentification sécurisée.</text:p>
                <text:p/>
              </text:list-item>
              <text:list-item>
                <text:p>Vérifier l’identité de l’utilisateur afin de définir les opérations authorisé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tack Technique</text:p>
          </draw:text-box>
        </draw:frame>
        <draw:frame presentation:style-name="pr7" draw:text-style-name="P1" draw:layer="layout" svg:width="26cm" svg:height="10cm" svg:x="1cm" svg:y="2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ava : 17</text:p>
              </text:list-item>
              <text:list-item>
                <text:p>Spring Boot : 3.1,0</text:p>
              </text:list-item>
              <text:list-item>
                <text:p>Maven : 3.9.2</text:p>
              </text:list-item>
              <text:list-item>
                <text:p>MySQL : <text:s/>8.0.33</text:p>
              </text:list-item>
              <text:list-item>
                <text:p>H2 : 2.1.214</text:p>
              </text:list-item>
              <text:list-item>
                <text:p>Docker : 4.28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Exigence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L’application se lance.</text:p>
              </text:list-item>
              <text:list-item>
                <text:p>Les tests ont une couverture d’au moins 80 % et couvrent les endpoints et les fonctionnalités supplémentaires.</text:p>
              </text:list-item>
              <text:list-item>
                <text:p>Les données sont stockées dans une BDD correspondant au SQL fournit.</text:p>
              </text:list-item>
              <text:list-item>
                <text:p>L’accés aux données est sécurisé.</text:p>
              </text:list-item>
              <text:list-item>
                <text:p>Les fonctionnalités sont accessibles via l’interface We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use-date-time-name="dtd1">
        <office:forms form:automatic-focus="false" form:apply-design-mode="false"/>
        <draw:frame presentation:style-name="pr9" draw:text-style-name="P4" draw:layer="layout" svg:width="26cm" svg:height="1.328cm" svg:x="1cm" svg:y="6.672cm" presentation:class="title" presentation:user-transformed="true">
          <draw:text-box>
            <text:p><text:span text:style-name="T3">Présentation du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6cm" svg:height="6.159cm" svg:x="1cm" svg:y="4.341cm" presentation:class="subtitle" presentation:user-transformed="true">
          <draw:text-box>
            <text:p><text:span text:style-name="T4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30T22:19:06.477000000</meta:creation-date>
    <meta:editing-duration>PT1H33M44S</meta:editing-duration>
    <meta:editing-cycles>13</meta:editing-cycles>
    <meta:generator>LibreOffice/7.3.0.3$Windows_X86_64 LibreOffice_project/0f246aa12d0eee4a0f7adcefbf7c878fc2238db3</meta:generator>
    <dc:title>Blue Curve</dc:title>
    <dc:date>2024-09-09T15:40:14.043000000</dc:date>
    <meta:document-statistic meta:object-count="73"/>
  </office:meta>
</office:document-meta>
</file>